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size="28pt" style:font-size-asian="28pt" style:font-size-complex="28pt"/>
    </style:style>
    <style:style style:name="P2" style:parent-style-name="ListParagraph" style:list-style-name="LFO1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font-weight="bold" style:font-weight-asian="bold" style:font-weight-complex="bold" fo:language="en" fo:country="GB"/>
    </style:style>
    <style:style style:name="P8" style:parent-style-name="Normal" style:family="paragraph">
      <style:text-properties fo:language="en" fo:country="GB"/>
    </style:style>
    <style:style style:name="T9" style:parent-style-name="DefaultParagraphFont" style:family="text">
      <style:text-properties fo:language="en" fo:country="GB"/>
    </style:style>
    <style:style style:name="T10" style:parent-style-name="DefaultParagraphFont" style:family="text">
      <style:text-properties fo:font-weight="bold" style:font-weight-asian="bold" style:font-weight-complex="bold" fo:language="en" fo:country="GB"/>
    </style:style>
    <style:style style:name="P11" style:parent-style-name="ListParagraph" style:list-style-name="LFO1" style:family="paragraph">
      <style:text-properties fo:font-size="16pt" style:font-size-asian="16pt" style:font-size-complex="16pt"/>
    </style:style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en" fo:country="GB"/>
    </style:style>
    <style:style style:name="T15" style:parent-style-name="Hyperlink" style:family="text">
      <style:text-properties fo:language="en" fo:country="GB"/>
    </style:style>
    <style:style style:name="P16" style:parent-style-name="Normal" style:family="paragraph">
      <style:text-properties fo:font-weight="bold" style:font-weight-asian="bold" style:font-weight-complex="bold" fo:language="en" fo:country="GB"/>
    </style:style>
    <style:style style:name="P17" style:parent-style-name="Normal" style:family="paragraph">
      <style:text-properties fo:font-weight="bold" style:font-weight-asian="bold" style:font-weight-complex="bold" fo:language="en" fo:country="GB"/>
    </style:style>
    <style:style style:name="P18" style:parent-style-name="ListParagraph" style:list-style-name="LFO1" style:family="paragraph">
      <style:text-properties fo:font-size="16pt" style:font-size-asian="16pt" style:font-size-complex="16pt"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font-weight="bold" style:font-weight-asian="bold" style:font-weight-complex="bold" fo:language="en" fo:country="GB"/>
    </style:style>
    <style:style style:name="P21" style:parent-style-name="Normal" style:family="paragraph">
      <style:text-properties fo:font-size="10pt" style:font-size-asian="10pt" style:font-size-complex="10pt" fo:language="en" fo:country="GB"/>
    </style:style>
    <style:style style:name="P22" style:parent-style-name="Normal" style:family="paragraph">
      <style:text-properties fo:font-size="10pt" style:font-size-asian="10pt" style:font-size-complex="10pt" fo:language="en" fo:country="GB"/>
    </style:style>
    <style:style style:name="P23" style:parent-style-name="Normal" style:family="paragraph">
      <style:text-properties fo:font-size="10pt" style:font-size-asian="10pt" style:font-size-complex="10pt" fo:language="en" fo:country="GB"/>
    </style:style>
    <style:style style:name="P24" style:parent-style-name="Normal" style:family="paragraph">
      <style:text-properties fo:font-size="10pt" style:font-size-asian="10pt" style:font-size-complex="10pt" fo:language="en" fo:country="GB"/>
    </style:style>
    <style:style style:name="P25" style:parent-style-name="Normal" style:family="paragraph">
      <style:text-properties fo:font-size="10pt" style:font-size-asian="10pt" style:font-size-complex="10pt" fo:language="en" fo:country="GB"/>
    </style:style>
    <style:style style:name="P26" style:parent-style-name="Normal" style:family="paragraph">
      <style:text-properties fo:font-size="10pt" style:font-size-asian="10pt" style:font-size-complex="10pt" fo:language="en" fo:country="GB"/>
    </style:style>
    <style:style style:name="P27" style:parent-style-name="Normal" style:family="paragraph">
      <style:text-properties fo:font-size="10pt" style:font-size-asian="10pt" style:font-size-complex="10pt" fo:language="en" fo:country="GB"/>
    </style:style>
    <style:style style:name="P28" style:parent-style-name="Normal" style:family="paragraph">
      <style:text-properties fo:font-size="10pt" style:font-size-asian="10pt" style:font-size-complex="10pt" fo:language="en" fo:country="GB"/>
    </style:style>
    <style:style style:name="T29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Kalima Admin : Docker</text:p>
      <text:list text:style-name="LFO1" text:continue-numbering="true">
        <text:list-item>
          <text:p text:style-name="P2">Introduction</text:p>
        </text:list-item>
      </text:list>
      <text:p text:style-name="P3">The installation of Kalima Admin with docker is possible to facilitate the process.</text:p>
      <text:p text:style-name="P4">The docker image is available on the following registry: kalimasystems</text:p>
      <text:p text:style-name="P5">To do this, we just need to docker, see: docs.docker.com/get-docker/</text:p>
      <text:p text:style-name="P6">It is then enough to make a “pull” of the image with the following command:</text:p>
      <text:p text:style-name="P7">docker pull kalimasystems/kalima-admin:latest</text:p>
      <text:p text:style-name="P8">To use Kalima Admin, we also need a REST API in order to have the data on this interface, for that, we will have to install this REST API first.</text:p>
      <text:p text:style-name="Normal"><text:span text:style-name="T9">We must then pull the image of this REST API:<text:s/></text:span><text:span text:style-name="T10">docker pull kalimasystems/kalima-rest-api:latest</text:span></text:p>
      <text:list text:style-name="LFO1" text:continue-numbering="true">
        <text:list-item>
          <text:p text:style-name="P11">Lancement du conteneur pour l’api REST</text:p>
        </text:list-item>
      </text:list>
      <text:p text:style-name="Normal"><text:span text:style-name="T12">We only detail here the docker commands to launch the REST api, for more explanation</text:span><text:span text:style-name="T13"><text:s/>or if you have any problem</text:span><text:span text:style-name="T14">, you can go here:<text:s/></text:span><text:a xlink:href="https://doc.kalimadb.com/Tutorials/Rest/restAPI.htm" office:target-frame-name="_top" xlink:show="replace"><text:span text:style-name="T15">https://doc.kalimadb.com/Tutorials/Rest/restAPI.htm</text:span></text:a></text:p>
      <text:p text:style-name="P16">docker volume create<text:s/>&lt;volume-name&gt;</text:p>
      <text:p text:style-name="P17">docker run --publish<text:s/>9090:9090<text:s/>--detach --name kalima-rest-api --mount source=&lt;volume-name&gt;,target=/home/rcs/jit --env PORT=9090<text:s/>--env SERIAL_ID=&lt;YourSerialId &gt;<text:s/>--env PRIVACHAIN=&lt;privachain-name&gt;<text:s/>kalimasystems/kalima-rest-api:latest</text:p>
      <text:list text:style-name="LFO1" text:continue-numbering="true">
        <text:list-item>
          <text:p text:style-name="P18">Launching the container</text:p>
        </text:list-item>
      </text:list>
      <text:p text:style-name="P19">Once we have the image and the volume, we just must launch the container with the command:</text:p>
      <text:p text:style-name="P20">docker run --publish 8080:8080 --detach --name kalima-admin --env PORT=8080 --env REST_API_URL=http://localhost:7070 --env MULTISIG=false kalimasystems/kalima-admin:latest</text:p>
      <text:p text:style-name="P21">* publish: transfers the host port to the container port</text:p>
      <text:p text:style-name="P22">* detach: allows to launch the container in the background</text:p>
      <text:p text:style-name="P23">* name: container name</text:p>
      <text:p text:style-name="P24">* env : environment variables</text:p>
      <text:p text:style-name="P25"><text:tab/>* PORT: port used in the container</text:p>
      <text:p text:style-name="P26"><text:tab/>* REST_API_URL: url to the REST API with which kalima admin will communicate</text:p>
      <text:p text:style-name="P27"><text:tab/>* MULTISIG: true or false, to know if we activate the multi-sig authentication</text:p>
      <text:p text:style-name="P28">* finally, we put the name of the image</text:p>
      <text:p text:style-name="Normal"><text:span text:style-name="T29">Once the run command is launched, just go to (change the port if necessary) : localhost:8080/kalima-admi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n" style:display-name="nn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istan Souillard</meta:initial-creator>
    <dc:creator>Tristan Souillard</dc:creator>
    <meta:creation-date>2022-12-14T10:47:00Z</meta:creation-date>
    <dc:date>2022-12-21T09:15:00Z</dc:date>
    <meta:template xlink:href="Normal.dotm" xlink:type="simple"/>
    <meta:editing-cycles>10</meta:editing-cycles>
    <meta:editing-duration>PT1080S</meta:editing-duration>
    <meta:document-statistic meta:page-count="1" meta:paragraph-count="3" meta:word-count="304" meta:character-count="1974" meta:row-count="13" meta:non-whitespace-character-count="1673"/>
  </office:meta>
</office:document-meta>
</file>